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owActionDefinition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owActionDefinition.AddRowActionDefinition( String repea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